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d7"/>
    </style:style>
    <style:style style:name="ce16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dde8cb"/>
    </style:style>
    <style:style style:name="ce11" style:family="table-cell" style:parent-style-name="Default" style:data-style-name="N10122">
      <style:text-properties fo:font-weight="bold" style:font-weight-asian="bold" style:font-weight-complex="bold"/>
    </style:style>
    <style:style style:name="ce12" style:family="table-cell" style:parent-style-name="Default" style:data-style-name="N10122">
      <style:table-cell-properties fo:background-color="#ffdbb6"/>
    </style:style>
    <style:style style:name="ce13" style:family="table-cell" style:parent-style-name="Default" style:data-style-name="N10122"/>
    <style:style style:name="ce14" style:family="table-cell" style:parent-style-name="Default" style:data-style-name="N10122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currency" office:currency="USD" office:value="5.39" calcext:value-type="currency">
            <text:p>$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40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very hole in large bracke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cket to bar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x bracket to bar A, 2x PCB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CB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4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ails to bar As, 2x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ils to bar As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flat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otor to motor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x motor bracket, 2x encoder bracket, 2x carrier brack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office:value-type="string" calcext:value-type="string">
            <text:p>MR_MAG_COUPLER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2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rrier bracket 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axis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450mm lead screw with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6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x rail to carriage plate 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Z</text:p>
          </table:table-cell>
          <table:table-cell office:value-type="string" calcext:value-type="string">
            <text:p>MR_MTR_BRACK_Z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8x carriage plate z to carriag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epper mot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8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4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square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ncoder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OM</text:p>
          </table:table-cell>
          <table:table-cell office:value-type="string" calcext:value-type="string">
            <text:p>#8x0.75 screw for plastic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me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ad nut bracket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40 flat head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x lead nut to carriage pl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4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age plate Z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coder PCB to bracke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oller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15"/>
          <table:table-cell office:value-type="string" calcext:value-type="string">
            <text:p>Aluminum bracket 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4 screw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5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6"/>
          <table:table-cell office:value-type="string" calcext:value-type="string">
            <text:p>Load cell 20kg</text:p>
          </table:table-cell>
          <table:table-cell/>
          <table:table-cell office:value-type="string" calcext:value-type="string">
            <text:p>ShangHJ</text:p>
          </table:table-cell>
          <table:table-cell office:value-type="string" calcext:value-type="string">
            <text:p>B09CQHY73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bracket 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oulder screw 1.25in 10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-24 square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aft 10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aring 10m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 cap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ll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C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rier bracket 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 bracke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3x0.25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ad cell PCB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Würth Elektronik</text:p>
          </table:table-cell>
          <table:table-cell table:style-name="ce5" office:value-type="float" office:value="865080343009" calcext:value-type="float">
            <text:p>865080343009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27" calcext:value-type="currency">
            <text:p>$0.2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2, C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1, C5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6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4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6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14"/>
          <table:table-cell table:style-name="ce6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14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 P2.5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14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1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</text:p>
          </table:table-cell>
          <table:table-cell table:style-name="ce2" table:number-columns-repeated="4"/>
          <table:table-cell table:style-name="ce12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14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30:47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6-03T23:30:30.585000000</dc:date>
    <meta:editing-duration>P3DT14H31M30S</meta:editing-duration>
    <meta:editing-cycles>22</meta:editing-cycles>
    <meta:document-statistic meta:table-count="1" meta:cell-count="527" meta:object-count="0"/>
  </office:meta>
</office:document-meta>
</file>